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75cm"/>
    </style:style>
    <style:style style:name="co2" style:family="table-column">
      <style:table-column-properties fo:break-before="auto" style:column-width="6.839cm"/>
    </style:style>
    <style:style style:name="co3" style:family="table-column">
      <style:table-column-properties fo:break-before="auto" style:column-width="22.315cm"/>
    </style:style>
    <style:style style:name="co4" style:family="table-column">
      <style:table-column-properties fo:break-before="auto" style:column-width="1.931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p17nvgcbbpbtco17jjncjocn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17nvgcbbpbtco17jjncjocn4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14" table:default-cell-style-name="ce2"/>
        <table:table-column table:style-name="co4" table:number-columns-repeated="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email</text:p>
          </table:table-cell>
          <table:table-cell table:style-name="ce3" office:value-type="string">
            <text:p>indirizzo</text:p>
          </table:table-cell>
          <table:table-cell table:style-name="ce1" table:number-columns-repeated="1014"/>
          <table:table-cell table:style-name="ce5" table:number-columns-repeated="7"/>
        </table:table-row>
        <table:table-row table:style-name="ro1">
          <table:table-cell office:value-type="string">
            <text:p>Gentium SpA Piazza XX Settembere, 2 Villa Guardia </text:p>
          </table:table-cell>
          <table:table-cell office:value-type="string">
            <text:p>miacobelli@gentium.it</text:p>
          </table:table-cell>
          <table:table-cell office:value-type="string">
            <text:p>Gentium SpA Piazza XX Settembere, 2 Villa Guardia (CO) 22079</text:p>
          </table:table-cell>
          <table:table-cell table:number-columns-repeated="1021"/>
        </table:table-row>
        <table:table-row table:style-name="ro1">
          <table:table-cell office:value-type="string">
            <text:p>Novartis Farma SpA L.go U. Boccioni 1 Origgio I-21</text:p>
          </table:table-cell>
          <table:table-cell office:value-type="string">
            <text:p>elke.engstroem@novartis.com</text:p>
          </table:table-cell>
          <table:table-cell office:value-type="string">
            <text:p>Novartis Farma SpA L.go U. Boccioni 1 Origgio I-21040</text:p>
          </table:table-cell>
          <table:table-cell table:number-columns-repeated="1021"/>
        </table:table-row>
        <table:table-row table:style-name="ro1">
          <table:table-cell office:value-type="string">
            <text:p>HSS. Antonioe Biagio Haematology Department Via Ve</text:p>
          </table:table-cell>
          <table:table-cell office:value-type="string">
            <text:p>alevis@ospedale.al.it</text:p>
          </table:table-cell>
          <table:table-cell office:value-type="string">
            <text:p>HSS. Antonioe Biagio Haematology Department Via Venezia 16 15121 Alessandria</text:p>
          </table:table-cell>
          <table:table-cell table:number-columns-repeated="1021"/>
        </table:table-row>
        <table:table-row table:style-name="ro1">
          <table:table-cell office:value-type="string">
            <text:p>Azienda Ospedali Riuniti di Ancona Departmentof He</text:p>
          </table:table-cell>
          <table:table-cell office:value-type="string">
            <text:p>a.olivieri@univpm.it</text:p>
          </table:table-cell>
          <table:table-cell office:value-type="string">
            <text:p>Azienda Ospedali Riuniti di Ancona Departmentof Hematology Ancona University Via Conca, 1 60020 Ancona</text:p>
          </table:table-cell>
          <table:table-cell table:number-columns-repeated="1021"/>
        </table:table-row>
        <table:table-row table:style-name="ro1">
          <table:table-cell office:value-type="string">
            <text:p>Mazzoni Hospital Haematology Service Via Degli Iri</text:p>
          </table:table-cell>
          <table:table-cell office:value-type="string">
            <text:p>ematologia@asl13.marche.it</text:p>
          </table:table-cell>
          <table:table-cell office:value-type="string">
            <text:p>Mazzoni Hospital Haematology Service Via Degli Iris 6 63100 Ascoli Piceno</text:p>
          </table:table-cell>
          <table:table-cell table:number-columns-repeated="1021"/>
        </table:table-row>
        <table:table-row table:style-name="ro1">
          <table:table-cell office:value-type="string">
            <text:p>A.O.R.N.SAN. GMOSCATI Ematologia 83100 Avellino</text:p>
          </table:table-cell>
          <table:table-cell office:value-type="string">
            <text:p>n.cantore@virgilio.it</text:p>
          </table:table-cell>
          <table:table-cell office:value-type="string">
            <text:p>A.O.R.N.SAN. GMOSCATI Ematologia 83100 Avellino</text:p>
          </table:table-cell>
          <table:table-cell table:number-columns-repeated="1021"/>
        </table:table-row>
        <table:table-row table:style-name="ro1">
          <table:table-cell office:value-type="string">
            <text:p>Centrodi Riferimento Oncologico C. R. O. IRCCS Avi</text:p>
          </table:table-cell>
          <table:table-cell office:value-type="string">
            <text:p>altedosi@cro.it</text:p>
          </table:table-cell>
          <table:table-cell office:value-type="string">
            <text:p>Centrodi Riferimento Oncologico C. R. O. IRCCS Aviano Via Franco Gallininº2 33081 Aviano</text:p>
          </table:table-cell>
          <table:table-cell table:number-columns-repeated="1021"/>
        </table:table-row>
        <table:table-row table:style-name="ro1">
          <table:table-cell office:value-type="string">
            <text:p>Università degli Studi di Bari Cattedrae Serviziod</text:p>
          </table:table-cell>
          <table:table-cell office:value-type="string">
            <text:p>ematba@cimedoc.uniba.it</text:p>
          </table:table-cell>
          <table:table-cell office:value-type="string">
            <text:p>Università degli Studi di Bari Cattedrae Serviziodi Ematologia Azienda Policlinico Bari Piazza G. Cesare 11 70124 Bari</text:p>
          </table:table-cell>
          <table:table-cell table:number-columns-repeated="1021"/>
        </table:table-row>
        <table:table-row table:style-name="ro1">
          <table:table-cell office:value-type="string">
            <text:p>Ospedali Riuniti di Bergamo Divisione di Ematologi</text:p>
          </table:table-cell>
          <table:table-cell office:value-type="string">
            <text:p>arambaldi@ospedaliriuniti.bergamo.it</text:p>
          </table:table-cell>
          <table:table-cell office:value-type="string">
            <text:p>Ospedali Riuniti di Bergamo Divisione di Ematologia Largo Barozzi, 1 24128 Bergamo</text:p>
          </table:table-cell>
          <table:table-cell table:number-columns-repeated="1021"/>
        </table:table-row>
        <table:table-row table:style-name="ro1">
          <table:table-cell office:value-type="string">
            <text:p>Bologna University, S. Orsola- Malpighi Hospital I</text:p>
          </table:table-cell>
          <table:table-cell office:value-type="string">
            <text:p>giuseppe.bandini@unibo.it</text:p>
          </table:table-cell>
          <table:table-cell office:value-type="string">
            <text:p>Bologna University, S. Orsola- Malpighi Hospital Institute of Hematology Medical Oncology A Seràgnoli Via Massarenti 9 40138 Bologna</text:p>
          </table:table-cell>
          <table:table-cell table:number-columns-repeated="1021"/>
        </table:table-row>
        <table:table-row table:style-name="ro1">
          <table:table-cell office:value-type="string">
            <text:p>Istituto Ortopedico Rizzoli Departmentof Muscolo- </text:p>
          </table:table-cell>
          <table:table-cell office:value-type="string">
            <text:p>massimo.abate@ior.it</text:p>
          </table:table-cell>
          <table:table-cell office:value-type="string">
            <text:p>Istituto Ortopedico Rizzoli Departmentof Muscolo- Skeletal Oncology Via Pupilli 1 40136 Bologna</text:p>
          </table:table-cell>
          <table:table-cell table:number-columns-repeated="1021"/>
        </table:table-row>
        <table:table-row table:style-name="ro1">
          <table:table-cell office:value-type="string">
            <text:p>Azienda Ospedaliero Universitaria Policlinico S. O</text:p>
          </table:table-cell>
          <table:table-cell office:value-type="string">
            <text:p>tmoped@aosp.it</text:p>
          </table:table-cell>
          <table:table-cell office:value-type="string">
            <text:p>Azienda Ospedaliero Universitaria Policlinico S. Orsola- Malpighi Bologna Via Albertoni 15 40138 Bologna</text:p>
          </table:table-cell>
          <table:table-cell table:number-columns-repeated="1021"/>
        </table:table-row>
        <table:table-row table:style-name="ro1">
          <table:table-cell office:value-type="string">
            <text:p>Hospital San Maurizio Dept.of Hematology- BMT Unit</text:p>
          </table:table-cell>
          <table:table-cell office:value-type="string">
            <text:p>emat@asbz.it</text:p>
          </table:table-cell>
          <table:table-cell office:value-type="string">
            <text:p>Hospital San Maurizio Dept.of Hematology- BMT Unitvia Lorenz Boehler 5 39100 Bolzano</text:p>
          </table:table-cell>
          <table:table-cell table:number-columns-repeated="1021"/>
        </table:table-row>
        <table:table-row table:style-name="ro1">
          <table:table-cell office:value-type="string">
            <text:p>Spedali Civili- Brescia Hematology Division Depart</text:p>
          </table:table-cell>
          <table:table-cell office:value-type="string">
            <text:p>rossig@med.unibs.it</text:p>
          </table:table-cell>
          <table:table-cell office:value-type="string">
            <text:p>Spedali Civili- Brescia Hematology Division Department of Medical Oncology Piazzale Spedali Civili 1 25100 Brescia</text:p>
          </table:table-cell>
          <table:table-cell table:number-columns-repeated="1021"/>
        </table:table-row>
        <table:table-row table:style-name="ro1">
          <table:table-cell office:value-type="string">
            <text:p>Universitádegli Studidi Brescia Clinica Pediatrica</text:p>
          </table:table-cell>
          <table:table-cell office:value-type="string">
            <text:p>fulvio.porta@gmail.com</text:p>
          </table:table-cell>
          <table:table-cell office:value-type="string">
            <text:p>Universitádegli Studidi Brescia Clinica Pediatrica Spedali Civili, P.le Spedali Civili 25123 Brescia</text:p>
          </table:table-cell>
          <table:table-cell table:number-columns-repeated="1021"/>
        </table:table-row>
        <table:table-row table:style-name="ro1">
          <table:table-cell office:value-type="string">
            <text:p>Perrino Hospital Dept.of Ha 0 Brindisi</text:p>
          </table:table-cell>
          <table:table-cell/>
          <table:table-cell office:value-type="string">
            <text:p>Perrino Hospital Dept.of Ha 0 Brindisi</text:p>
          </table:table-cell>
          <table:table-cell table:number-columns-repeated="1021"/>
        </table:table-row>
        <table:table-row table:style-name="ro1">
          <table:table-cell office:value-type="string">
            <text:p>Azienda Ospedaliera Ospedale di circolodi Busto Ar</text:p>
          </table:table-cell>
          <table:table-cell office:value-type="string">
            <text:p>mbregni@aobusto.it</text:p>
          </table:table-cell>
          <table:table-cell office:value-type="string">
            <text:p>Azienda Ospedaliera Ospedale di circolodi Busto Arsizio Oncologia Medica Piazza Solaro No 3 21052 Busto Arsizio</text:p>
          </table:table-cell>
          <table:table-cell table:number-columns-repeated="1021"/>
        </table:table-row>
        <table:table-row table:style-name="ro1">
          <table:table-cell office:value-type="string">
            <text:p>Solid Tumours Working Party Azienda Ospedaliera Os</text:p>
          </table:table-cell>
          <table:table-cell office:value-type="string">
            <text:p>mbregni@milanocuore.eu</text:p>
          </table:table-cell>
          <table:table-cell office:value-type="string">
            <text:p>Solid Tumours Working Party Azienda Ospedaliera Ospedale di Circolo di Busto Arsizio Oncologia Medica Piazza Solaro No 3 21052 Busto Arsizio</text:p>
          </table:table-cell>
          <table:table-cell table:number-columns-repeated="1021"/>
        </table:table-row>
        <table:table-row table:style-name="ro1">
          <table:table-cell office:value-type="string">
            <text:p>Ospedale A. Businco Cagliari Haematology Transplan</text:p>
          </table:table-cell>
          <table:table-cell office:value-type="string">
            <text:p>emnang@tin.it</text:p>
          </table:table-cell>
          <table:table-cell office:value-type="string">
            <text:p>Ospedale A. Businco Cagliari Haematology Transplant Centre Wilma Deplano Via Jenner 09121 Cagliari</text:p>
          </table:table-cell>
          <table:table-cell table:number-columns-repeated="1021"/>
        </table:table-row>
        <table:table-row table:style-name="ro1">
          <table:table-cell office:value-type="string">
            <text:p>Adultand Paediatric Transplant Centre Centro trapi</text:p>
          </table:table-cell>
          <table:table-cell office:value-type="string">
            <text:p>lanasa@tiscali.it</text:p>
          </table:table-cell>
          <table:table-cell office:value-type="string">
            <text:p>Adultand Paediatric Transplant Centre Centro trapianti di Midollo Osseo P. O. R. Binaghi Vials Guadazzonis, 3 09126 Cagliari</text:p>
          </table:table-cell>
          <table:table-cell table:number-columns-repeated="1021"/>
        </table:table-row>
        <table:table-row table:style-name="ro1">
          <table:table-cell office:value-type="string">
            <text:p>Paediatric Transplant Centre Centro trapianti di M</text:p>
          </table:table-cell>
          <table:table-cell office:value-type="string">
            <text:p>ca2tmo@mcweb.unica.it</text:p>
          </table:table-cell>
          <table:table-cell office:value-type="string">
            <text:p>Paediatric Transplant Centre Centro trapianti di Midollo Osseo Ospedale Microcitemico Via Edward Jenners/n 09121 Cagliari</text:p>
          </table:table-cell>
          <table:table-cell table:number-columns-repeated="1021"/>
        </table:table-row>
        <table:table-row table:style-name="ro1">
          <table:table-cell office:value-type="string">
            <text:p>Ospedale Ferrarotto Divisione Clinicizzatadi Emato</text:p>
          </table:table-cell>
          <table:table-cell office:value-type="string">
            <text:p>giuseppe.milone@gmail.com</text:p>
          </table:table-cell>
          <table:table-cell office:value-type="string">
            <text:p>Ospedale Ferrarotto Divisione Clinicizzatadi Ematologia BMT Unit Via S. Citelli 6 95100 Catania</text:p>
          </table:table-cell>
          <table:table-cell table:number-columns-repeated="1021"/>
        </table:table-row>
        <table:table-row table:style-name="ro1">
          <table:table-cell office:value-type="string">
            <text:p>Unità Operativa Di Medicina Interna Via P. Ginevri</text:p>
          </table:table-cell>
          <table:table-cell office:value-type="string">
            <text:p>ricentu@tin.it</text:p>
          </table:table-cell>
          <table:table-cell office:value-type="string">
            <text:p>Unità Operativa Di Medicina Interna Via P. Ginevri, 1 62012 Civitanove Marche</text:p>
          </table:table-cell>
          <table:table-cell table:number-columns-repeated="1021"/>
        </table:table-row>
        <table:table-row table:style-name="ro1">
          <table:table-cell office:value-type="string">
            <text:p>Sez. Ematologia- Centro Trapianti Midollo Osseo, M</text:p>
          </table:table-cell>
          <table:table-cell office:value-type="string">
            <text:p>f.lanza@ospedale.cremona.it</text:p>
          </table:table-cell>
          <table:table-cell office:value-type="string">
            <text:p>Sez. Ematologia- Centro Trapianti Midollo Osseo, Medicina II Viale Concordia 1 26100 Cremona</text:p>
          </table:table-cell>
          <table:table-cell table:number-columns-repeated="1021"/>
        </table:table-row>
        <table:table-row table:style-name="ro1">
          <table:table-cell office:value-type="string">
            <text:p>Az. Ospedaliera S. Crocee Carle Division of Hemato</text:p>
          </table:table-cell>
          <table:table-cell office:value-type="string">
            <text:p>ematologia@ospedale.cuneo.it</text:p>
          </table:table-cell>
          <table:table-cell office:value-type="string">
            <text:p>Az. Ospedaliera S. Crocee Carle Division of Hematology Via Coppino 26 12100 Cuneo</text:p>
          </table:table-cell>
          <table:table-cell table:number-columns-repeated="1021"/>
        </table:table-row>
        <table:table-row table:style-name="ro1">
          <table:table-cell office:value-type="string">
            <text:p>Università di Ferrara St. Anna Hospital Hematology</text:p>
          </table:table-cell>
          <table:table-cell office:value-type="string">
            <text:p>cut@unife.it</text:p>
          </table:table-cell>
          <table:table-cell office:value-type="string">
            <text:p>Università di Ferrara St. Anna Hospital Hematology Section Corso Giovecca 203 44100 Ferrara</text:p>
          </table:table-cell>
          <table:table-cell table:number-columns-repeated="1021"/>
        </table:table-row>
        <table:table-row table:style-name="ro1">
          <table:table-cell office:value-type="string">
            <text:p>Ospedale di Careggi BMT Unit Departmentof Hematolo</text:p>
          </table:table-cell>
          <table:table-cell office:value-type="string">
            <text:p>alberto.bosi@unifi.it</text:p>
          </table:table-cell>
          <table:table-cell office:value-type="string">
            <text:p>Ospedale di Careggi BMT Unit Departmentof Hematology 50134 Firenze</text:p>
          </table:table-cell>
          <table:table-cell table:number-columns-repeated="1021"/>
        </table:table-row>
        <table:table-row table:style-name="ro1">
          <table:table-cell office:value-type="string">
            <text:p>Azienda Ospedaliero Universitaria Meyer Department</text:p>
          </table:table-cell>
          <table:table-cell office:value-type="string">
            <text:p>m.arico@meyer.it</text:p>
          </table:table-cell>
          <table:table-cell office:value-type="string">
            <text:p>Azienda Ospedaliero Universitaria Meyer Departmentof Paediatric Haematology Oncology Viale Pieraccini, 24 50139 Firenze</text:p>
          </table:table-cell>
          <table:table-cell table:number-columns-repeated="1021"/>
        </table:table-row>
        <table:table-row table:style-name="ro1">
          <table:table-cell office:value-type="string">
            <text:p>Italian National BMT Registry- GITMO Ospedale San </text:p>
          </table:table-cell>
          <table:table-cell office:value-type="string">
            <text:p>rosi.oneto@gitmo.net</text:p>
          </table:table-cell>
          <table:table-cell office:value-type="string">
            <text:p>Italian National BMT Registry- GITMO Ospedale San Martino USL13 Divisione di Ematologia Viale Benedetto XV 16132 Genova</text:p>
          </table:table-cell>
          <table:table-cell table:number-columns-repeated="1021"/>
        </table:table-row>
        <table:table-row table:style-name="ro1">
          <table:table-cell office:value-type="string">
            <text:p>Università di Genova Dept.of Internal Medicine Via</text:p>
          </table:table-cell>
          <table:table-cell office:value-type="string">
            <text:p>fpatrone@unige.it</text:p>
          </table:table-cell>
          <table:table-cell office:value-type="string">
            <text:p>Università di Genova Dept.of Internal Medicine Viale Benedetto X Vn.6 16132 Genova</text:p>
          </table:table-cell>
          <table:table-cell table:number-columns-repeated="1021"/>
        </table:table-row>
        <table:table-row table:style-name="ro1">
          <table:table-cell office:value-type="string">
            <text:p>Ospedale San Martino Department of Haematology IIL</text:p>
          </table:table-cell>
          <table:table-cell office:value-type="string">
            <text:p>andrea.bacigalupo@hsanmartino.it</text:p>
          </table:table-cell>
          <table:table-cell office:value-type="string">
            <text:p>Ospedale San Martino Department of Haematology IIL.go R. Benzi 10 16132 Genova</text:p>
          </table:table-cell>
          <table:table-cell table:number-columns-repeated="1021"/>
        </table:table-row>
        <table:table-row table:style-name="ro1">
          <table:table-cell office:value-type="string">
            <text:p>Institute G. Gaslini Largo G. Gaslini 5 16148 Geno</text:p>
          </table:table-cell>
          <table:table-cell office:value-type="string">
            <text:p>giorgiodini@ospedale-gaslini.ge.it</text:p>
          </table:table-cell>
          <table:table-cell office:value-type="string">
            <text:p>Institute G. Gaslini Largo G. Gaslini 5 16148 Genova</text:p>
          </table:table-cell>
          <table:table-cell table:number-columns-repeated="1021"/>
        </table:table-row>
        <table:table-row table:style-name="ro1">
          <table:table-cell office:value-type="string">
            <text:p>Azienda Ospedaliera Universitaria San Martino Mono</text:p>
          </table:table-cell>
          <table:table-cell office:value-type="string">
            <text:p>angelomichele.carella@hsanmartino.it</text:p>
          </table:table-cell>
          <table:table-cell office:value-type="string">
            <text:p>Azienda Ospedaliera Universitaria San Martino Monoblocco 11- Ponente Largo Rosanna Benzi, 10 16132 Genova</text:p>
          </table:table-cell>
          <table:table-cell table:number-columns-repeated="1021"/>
        </table:table-row>
        <table:table-row table:style-name="ro1">
          <table:table-cell office:value-type="string">
            <text:p>Ospedale Santa Maria Goretti Ematologia Via Canova</text:p>
          </table:table-cell>
          <table:table-cell office:value-type="string">
            <text:p>emato@online.latina.it</text:p>
          </table:table-cell>
          <table:table-cell office:value-type="string">
            <text:p>Ospedale Santa Maria Goretti Ematologia Via Canova 04100 Latina</text:p>
          </table:table-cell>
          <table:table-cell table:number-columns-repeated="1021"/>
        </table:table-row>
        <table:table-row table:style-name="ro1">
          <table:table-cell office:value-type="string">
            <text:p>Ospedale Vito Fazzi Haematology&amp;amp; Stem Cell Tra</text:p>
          </table:table-cell>
          <table:table-cell office:value-type="string">
            <text:p>nicola.direnzo@fastwebnet.it</text:p>
          </table:table-cell>
          <table:table-cell office:value-type="string">
            <text:p>Ospedale Vito Fazzi Haematology&amp;amp; Stem Cell Transplant Unit Piazza F. Muratore, 1c 73100 Lecce</text:p>
          </table:table-cell>
          <table:table-cell table:number-columns-repeated="1021"/>
        </table:table-row>
        <table:table-row table:style-name="ro1">
          <table:table-cell office:value-type="string">
            <text:p>Istituto Scientifico Romagnolo per lo Studio e la </text:p>
          </table:table-cell>
          <table:table-cell office:value-type="string">
            <text:p>francesca.fabbri@irst.emr.it</text:p>
          </table:table-cell>
          <table:table-cell office:value-type="string">
            <text:p>Istituto Scientifico Romagnolo per lo Studio e la cura dei Tumori( IRST) Via Piero Maroncelli, 40 47014 Meldola</text:p>
          </table:table-cell>
          <table:table-cell table:number-columns-repeated="1021"/>
        </table:table-row>
        <table:table-row table:style-name="ro1">
          <table:table-cell office:value-type="string">
            <text:p>Policlinico Universitàrio Messina Oncology- Pathol</text:p>
          </table:table-cell>
          <table:table-cell office:value-type="string">
            <text:p>vpitini@unime.it</text:p>
          </table:table-cell>
          <table:table-cell office:value-type="string">
            <text:p>Policlinico Universitàrio Messina Oncology- Pathology- Blood Center Oncologia- Medica, Pad. H5ºpiano Via Consolare Valeria 98125 Messina</text:p>
          </table:table-cell>
          <table:table-cell table:number-columns-repeated="1021"/>
        </table:table-row>
        <table:table-row table:style-name="ro1">
          <table:table-cell office:value-type="string">
            <text:p>Ospedale Maggiore di Milano IRCCS Via Fransesco Sf</text:p>
          </table:table-cell>
          <table:table-cell office:value-type="string">
            <text:p>agostino.cortelezzi@unimi.it</text:p>
          </table:table-cell>
          <table:table-cell office:value-type="string">
            <text:p>Ospedale Maggiore di Milano IRCCS Via Fransesco Sforza, 35 20122 Milano</text:p>
          </table:table-cell>
          <table:table-cell table:number-columns-repeated="1021"/>
        </table:table-row>
        <table:table-row table:style-name="ro1">
          <table:table-cell office:value-type="string">
            <text:p>Ospedale Fatebenefratellie Oftalmico Div. Oncologi</text:p>
          </table:table-cell>
          <table:table-cell office:value-type="string">
            <text:p>progetto.umana@fbf.milano.it</text:p>
          </table:table-cell>
          <table:table-cell office:value-type="string">
            <text:p>Ospedale Fatebenefratellie Oftalmico Div. Oncologia Medicae Chemioterapia Corsodi Porta Nuova 23 20121 Milano</text:p>
          </table:table-cell>
          <table:table-cell table:number-columns-repeated="1021"/>
        </table:table-row>
        <table:table-row table:style-name="ro1">
          <table:table-cell office:value-type="string">
            <text:p>Ospedale di Niguarda Ca Granda Hematology Departme</text:p>
          </table:table-cell>
          <table:table-cell office:value-type="string">
            <text:p>enrica.morra@ospedaleniguarda.it</text:p>
          </table:table-cell>
          <table:table-cell office:value-type="string">
            <text:p>Ospedale di Niguarda Ca Granda Hematology Department Piazza Ospedale Maggiore 3 20162 Milano</text:p>
          </table:table-cell>
          <table:table-cell table:number-columns-repeated="1021"/>
        </table:table-row>
        <table:table-row table:style-name="ro1">
          <table:table-cell office:value-type="string">
            <text:p>European Institute of Oncology Via Ripamonti, 435 </text:p>
          </table:table-cell>
          <table:table-cell office:value-type="string">
            <text:p>giovanni.martinelli@ieo.it</text:p>
          </table:table-cell>
          <table:table-cell office:value-type="string">
            <text:p>European Institute of Oncology Via Ripamonti, 435 20141 Milano</text:p>
          </table:table-cell>
          <table:table-cell table:number-columns-repeated="1021"/>
        </table:table-row>
        <table:table-row table:style-name="ro1">
          <table:table-cell office:value-type="string">
            <text:p>Istituto Clinico Humanitas Transplantation Unit De</text:p>
          </table:table-cell>
          <table:table-cell office:value-type="string">
            <text:p>luca.castagna@cancercenter.humanitas.it</text:p>
          </table:table-cell>
          <table:table-cell office:value-type="string">
            <text:p>Istituto Clinico Humanitas Transplantation Unit Departmentof Oncologyand Haematology Via Manzoni 56 20089 Rozzano Milano</text:p>
          </table:table-cell>
          <table:table-cell table:number-columns-repeated="1021"/>
        </table:table-row>
        <table:table-row table:style-name="ro1">
          <table:table-cell office:value-type="string">
            <text:p>Università di Milano Istituto Nazionale dei Tumori</text:p>
          </table:table-cell>
          <table:table-cell office:value-type="string">
            <text:p>paolo.corradini@unimi.it</text:p>
          </table:table-cell>
          <table:table-cell office:value-type="string">
            <text:p>Università di Milano Istituto Nazionale dei Tumori Hematology- Bone Marrow Transplantation Unit Via Venezian, 1 20133 Milano</text:p>
          </table:table-cell>
          <table:table-cell table:number-columns-repeated="1021"/>
        </table:table-row>
        <table:table-row table:style-name="ro1">
          <table:table-cell office:value-type="string">
            <text:p>S. Carlo Borromeo Hospital Oncology Department Via</text:p>
          </table:table-cell>
          <table:table-cell office:value-type="string">
            <text:p>Tedeschi.Lucilla@sancarlo.mi.it</text:p>
          </table:table-cell>
          <table:table-cell office:value-type="string">
            <text:p>S. Carlo Borromeo Hospital Oncology Department Via Pio II, 3 20153 Milano</text:p>
          </table:table-cell>
          <table:table-cell table:number-columns-repeated="1021"/>
        </table:table-row>
        <table:table-row table:style-name="ro1">
          <table:table-cell office:value-type="string">
            <text:p>San Raffaele Scientific Institute Haematology and </text:p>
          </table:table-cell>
          <table:table-cell office:value-type="string">
            <text:p>ciceri.fabio@hsr.it</text:p>
          </table:table-cell>
          <table:table-cell office:value-type="string">
            <text:p>San Raffaele Scientific Institute Haematology and BMT Via Olgettina 60 20132 Milano</text:p>
          </table:table-cell>
          <table:table-cell table:number-columns-repeated="1021"/>
        </table:table-row>
        <table:table-row table:style-name="ro1">
          <table:table-cell office:value-type="string">
            <text:p>Paediatric Clinic Research Unit Haematologyand BMT</text:p>
          </table:table-cell>
          <table:table-cell office:value-type="string">
            <text:p>roncarolo.mariagrazia@hsr.it</text:p>
          </table:table-cell>
          <table:table-cell office:value-type="string">
            <text:p>Paediatric Clinic Research Unit Haematologyand BMT San Raffaele Scientific Institute Via Olgettina 60 20132 Milano</text:p>
          </table:table-cell>
          <table:table-cell table:number-columns-repeated="1021"/>
        </table:table-row>
        <table:table-row table:style-name="ro1">
          <table:table-cell office:value-type="string">
            <text:p>Donor Evaluation, Selection&amp;amp; Management Haemat</text:p>
          </table:table-cell>
          <table:table-cell office:value-type="string">
            <text:p>coppola.milena@hsr.it</text:p>
          </table:table-cell>
          <table:table-cell office:value-type="string">
            <text:p>Donor Evaluation, Selection&amp;amp; Management Haematologyand BMT San Raffaele Scientific Institute Via Olgettina 60 20132 Milano</text:p>
          </table:table-cell>
          <table:table-cell table:number-columns-repeated="1021"/>
        </table:table-row>
        <table:table-row table:style-name="ro1">
          <table:table-cell office:value-type="string">
            <text:p>Uni. Modena, Policlinico Departmentof Oncologyand </text:p>
          </table:table-cell>
          <table:table-cell office:value-type="string">
            <text:p>franco.narni@unimore.it</text:p>
          </table:table-cell>
          <table:table-cell office:value-type="string">
            <text:p>Uni. Modena, Policlinico Departmentof Oncologyand Hematology Via del Pozzo 71 41124 Modena</text:p>
          </table:table-cell>
          <table:table-cell table:number-columns-repeated="1021"/>
        </table:table-row>
        <table:table-row table:style-name="ro1">
          <table:table-cell office:value-type="string">
            <text:p>Azienda Ospedaliera- Universitaria Scuola di Speci</text:p>
          </table:table-cell>
          <table:table-cell office:value-type="string">
            <text:p>paolucci.paolo@unimo.it</text:p>
          </table:table-cell>
          <table:table-cell office:value-type="string">
            <text:p>Azienda Ospedaliera- Universitaria Scuola di Specializzazione in Pediatria U. O.di Ematologia, Oncologiae Trapianto Viadel Pozzo, 71 41100 Modena</text:p>
          </table:table-cell>
          <table:table-cell table:number-columns-repeated="1021"/>
        </table:table-row>
        <table:table-row table:style-name="ro1">
          <table:table-cell office:value-type="string">
            <text:p>Centro trapianti di Midollo Osseo Clinica Pediatri</text:p>
          </table:table-cell>
          <table:table-cell office:value-type="string">
            <text:p>a.rovelli@hsgerardo.org</text:p>
          </table:table-cell>
          <table:table-cell office:value-type="string">
            <text:p>Centro trapianti di Midollo Osseo Clinica Pediatrica Universitàdi Milano Bicocca A. O. San Gerardo. Via Pergolesi 33 20900 Monza</text:p>
          </table:table-cell>
          <table:table-cell table:number-columns-repeated="1021"/>
        </table:table-row>
        <table:table-row table:style-name="ro1">
          <table:table-cell office:value-type="string">
            <text:p>Ospedale San Gerardo Clinica Ematologicadell Unive</text:p>
          </table:table-cell>
          <table:table-cell office:value-type="string">
            <text:p>p.pioltelli@hsgerardo.org</text:p>
          </table:table-cell>
          <table:table-cell office:value-type="string">
            <text:p>Ospedale San Gerardo Clinica Ematologicadell Università Milano- Biocca Via Pergolese 33 20900 Monza</text:p>
          </table:table-cell>
          <table:table-cell table:number-columns-repeated="1021"/>
        </table:table-row>
        <table:table-row table:style-name="ro1">
          <table:table-cell office:value-type="string">
            <text:p>Università di Napoli Federico II Medical School Di</text:p>
          </table:table-cell>
          <table:table-cell office:value-type="string">
            <text:p>gederosa@unina.it</text:p>
          </table:table-cell>
          <table:table-cell office:value-type="string">
            <text:p>Università di Napoli Federico II Medical School Division of Hematology Via S Pansini 5 80131 Napoli</text:p>
          </table:table-cell>
          <table:table-cell table:number-columns-repeated="1021"/>
        </table:table-row>
        <table:table-row table:style-name="ro1">
          <table:table-cell office:value-type="string">
            <text:p>Ist Naz Tumori- Fondazione Sen G Pascale U.O.S.C E</text:p>
          </table:table-cell>
          <table:table-cell office:value-type="string">
            <text:p>apinto.int.napoli@tin.it</text:p>
          </table:table-cell>
          <table:table-cell office:value-type="string">
            <text:p>Ist Naz Tumori- Fondazione Sen G Pascale U.O.S.C Ematologia Oncologia Via Mariano Semmola 80131 Napoli</text:p>
          </table:table-cell>
          <table:table-cell table:number-columns-repeated="1021"/>
        </table:table-row>
        <table:table-row table:style-name="ro1">
          <table:table-cell office:value-type="string">
            <text:p>Ospedale San Francesco Division of Hematology 0810</text:p>
          </table:table-cell>
          <table:table-cell office:value-type="string">
            <text:p>emanuor@tiscali.it</text:p>
          </table:table-cell>
          <table:table-cell office:value-type="string">
            <text:p>Ospedale San Francesco Division of Hematology 08100 Nuoro</text:p>
          </table:table-cell>
          <table:table-cell table:number-columns-repeated="1021"/>
        </table:table-row>
        <table:table-row table:style-name="ro1">
          <table:table-cell office:value-type="string">
            <text:p>Clinicadi Oncoematologia Pediatrica Dipartimentodi</text:p>
          </table:table-cell>
          <table:table-cell office:value-type="string">
            <text:p>chiara.messina@unipd.it</text:p>
          </table:table-cell>
          <table:table-cell office:value-type="string">
            <text:p>Clinicadi Oncoematologia Pediatrica Dipartimentodi Pediatria Via Giustiniani 3 35128 Padova</text:p>
          </table:table-cell>
          <table:table-cell table:number-columns-repeated="1021"/>
        </table:table-row>
        <table:table-row table:style-name="ro1">
          <table:table-cell office:value-type="string">
            <text:p>Padua University Hospital Departmentof Medicine- H</text:p>
          </table:table-cell>
          <table:table-cell office:value-type="string">
            <text:p>ematologiapadova.dimed@unipd.it</text:p>
          </table:table-cell>
          <table:table-cell office:value-type="string">
            <text:p>Padua University Hospital Departmentof Medicine- Hematology Section Via Giustiniani 2 35128 Padova</text:p>
          </table:table-cell>
          <table:table-cell table:number-columns-repeated="1021"/>
        </table:table-row>
        <table:table-row table:style-name="ro1">
          <table:table-cell office:value-type="string">
            <text:p>Ospedale dei Bambini Paediatric Haematology Oncolo</text:p>
          </table:table-cell>
          <table:table-cell office:value-type="string">
            <text:p>ottavioziino@yahoo.it</text:p>
          </table:table-cell>
          <table:table-cell office:value-type="string">
            <text:p>Ospedale dei Bambini Paediatric Haematology Oncology Via Benedettini 1 90144 Palermo</text:p>
          </table:table-cell>
          <table:table-cell table:number-columns-repeated="1021"/>
        </table:table-row>
        <table:table-row table:style-name="ro1">
          <table:table-cell office:value-type="string">
            <text:p>A.R.N.A.S. Civico-Di Cristina U.O. EMATOLOGIA Piaz</text:p>
          </table:table-cell>
          <table:table-cell office:value-type="string">
            <text:p>gpagnucco@ospedalecivicopa.org</text:p>
          </table:table-cell>
          <table:table-cell office:value-type="string">
            <text:p>A.R.N.A.S. Civico-Di Cristina U.O. EMATOLOGIA Piazza Leotta 6 90100 Palermo</text:p>
          </table:table-cell>
          <table:table-cell table:number-columns-repeated="1021"/>
        </table:table-row>
        <table:table-row table:style-name="ro1">
          <table:table-cell office:value-type="string">
            <text:p>Ospedale V. Cervello Div.di Ematologiae Unità Trap</text:p>
          </table:table-cell>
          <table:table-cell office:value-type="string">
            <text:p>rscime@tiscali.it</text:p>
          </table:table-cell>
          <table:table-cell office:value-type="string">
            <text:p>Ospedale V. Cervello Div.di Ematologiae Unità Trapian ti Via Trabucco 180 90146 Palermo</text:p>
          </table:table-cell>
          <table:table-cell table:number-columns-repeated="1021"/>
        </table:table-row>
        <table:table-row table:style-name="ro1">
          <table:table-cell office:value-type="string">
            <text:p>Ospedale La Maddalena- Dpt. Oncologico Unità Opera</text:p>
          </table:table-cell>
          <table:table-cell office:value-type="string">
            <text:p>mamusso@libero.it</text:p>
          </table:table-cell>
          <table:table-cell office:value-type="string">
            <text:p>Ospedale La Maddalena- Dpt. Oncologico Unità Operativa di Oncoematologia e Trapianto di Midollo Via S. Lorenzo Colli, 312 90146 Palermo</text:p>
          </table:table-cell>
          <table:table-cell table:number-columns-repeated="1021"/>
        </table:table-row>
        <table:table-row table:style-name="ro1">
          <table:table-cell office:value-type="string">
            <text:p>Univ.di Palermo Div.di Ematologia con Trapiantodi </text:p>
          </table:table-cell>
          <table:table-cell office:value-type="string">
            <text:p>aidsabba@unipa.it</text:p>
          </table:table-cell>
          <table:table-cell office:value-type="string">
            <text:p>Univ.di Palermo Div.di Ematologia con Trapiantodi Midollo Via del Vespron 129 90127 Palermo</text:p>
          </table:table-cell>
          <table:table-cell table:number-columns-repeated="1021"/>
        </table:table-row>
        <table:table-row table:style-name="ro1">
          <table:table-cell office:value-type="string">
            <text:p>Università di Parma Cattedra di Ematologia Centro </text:p>
          </table:table-cell>
          <table:table-cell office:value-type="string">
            <text:p>ematopr@unipr.it</text:p>
          </table:table-cell>
          <table:table-cell office:value-type="string">
            <text:p>Università di Parma Cattedra di Ematologia Centro Trapianti Midollo Osseo Via Gramsci 14 43100 Parma</text:p>
          </table:table-cell>
          <table:table-cell table:number-columns-repeated="1021"/>
        </table:table-row>
        <table:table-row table:style-name="ro1">
          <table:table-cell office:value-type="string">
            <text:p>BM Tunit Clinica Ematologica Fondazione IRCCS Poli</text:p>
          </table:table-cell>
          <table:table-cell office:value-type="string">
            <text:p>alessandrino@smatteo.pv.it</text:p>
          </table:table-cell>
          <table:table-cell office:value-type="string">
            <text:p>BM Tunit Clinica Ematologica Fondazione IRCCS Policlinico San Matteo Viale Golgi N19, 27100 Pavia</text:p>
          </table:table-cell>
          <table:table-cell table:number-columns-repeated="1021"/>
        </table:table-row>
        <table:table-row table:style-name="ro1">
          <table:table-cell office:value-type="string">
            <text:p>Fondazione IRCCS Policlinico San Matteo Pediatric </text:p>
          </table:table-cell>
          <table:table-cell office:value-type="string">
            <text:p>m.zecca@smatteo.pv.it</text:p>
          </table:table-cell>
          <table:table-cell office:value-type="string">
            <text:p>Fondazione IRCCS Policlinico San Matteo Pediatric Hematology- Oncology Viale Golgi 19 27100 Pavia</text:p>
          </table:table-cell>
          <table:table-cell table:number-columns-repeated="1021"/>
        </table:table-row>
        <table:table-row table:style-name="ro1">
          <table:table-cell office:value-type="string">
            <text:p>Fondazione S. Maugeri Div. Oncologia Medicavia Fer</text:p>
          </table:table-cell>
          <table:table-cell office:value-type="string">
            <text:p>azambelli@fsm.it</text:p>
          </table:table-cell>
          <table:table-cell office:value-type="string">
            <text:p>Fondazione S. Maugeri Div. Oncologia Medicavia Ferrata 8 27100 Pavia</text:p>
          </table:table-cell>
          <table:table-cell table:number-columns-repeated="1021"/>
        </table:table-row>
        <table:table-row table:style-name="ro1">
          <table:table-cell office:value-type="string">
            <text:p>University of Perugia Sez. Medicina Internae Scien</text:p>
          </table:table-cell>
          <table:table-cell office:value-type="string">
            <text:p>marinal@unipg.it</text:p>
          </table:table-cell>
          <table:table-cell office:value-type="string">
            <text:p>University of Perugia Sez. Medicina Internae Scienze Oncol. Policlinico Monteluce I 06122 Perugia</text:p>
          </table:table-cell>
          <table:table-cell table:number-columns-repeated="1021"/>
        </table:table-row>
        <table:table-row table:style-name="ro1">
          <table:table-cell office:value-type="string">
            <text:p>Sezione di Ematologia Dipartimento di Medicina Cli</text:p>
          </table:table-cell>
          <table:table-cell office:value-type="string">
            <text:p>velardi@unipg.it</text:p>
          </table:table-cell>
          <table:table-cell office:value-type="string">
            <text:p>Sezione di Ematologia Dipartimento di Medicina Clinicae Sperimentale Università di Perugia Ospedale Santa Maria della Misericordia 06132 Perugia</text:p>
          </table:table-cell>
          <table:table-cell table:number-columns-repeated="1021"/>
        </table:table-row>
        <table:table-row table:style-name="ro1">
          <table:table-cell office:value-type="string">
            <text:p>Dipartimentodi Medicina Clinica e Sperimentale Uni</text:p>
          </table:table-cell>
          <table:table-cell office:value-type="string">
            <text:p>velardi@unipg.it</text:p>
          </table:table-cell>
          <table:table-cell office:value-type="string">
            <text:p>Dipartimentodi Medicina Clinica e Sperimentale Università di Perugia Ospedale Santa Mariadella Misericordia 06132 Perugia</text:p>
          </table:table-cell>
          <table:table-cell table:number-columns-repeated="1021"/>
        </table:table-row>
        <table:table-row table:style-name="ro1">
          <table:table-cell office:value-type="string">
            <text:p>Pesaro Hospital Hematology Transplant Centre Murag</text:p>
          </table:table-cell>
          <table:table-cell office:value-type="string">
            <text:p>g.visani@ospedalesansalvatore.it</text:p>
          </table:table-cell>
          <table:table-cell office:value-type="string">
            <text:p>Pesaro Hospital Hematology Transplant Centre Muraglia-via Lombroso 61100 Pesaro</text:p>
          </table:table-cell>
          <table:table-cell table:number-columns-repeated="1021"/>
        </table:table-row>
        <table:table-row table:style-name="ro1">
          <table:table-cell office:value-type="string">
            <text:p>Ospedale Civile Department of Hematology Fonte Rom</text:p>
          </table:table-cell>
          <table:table-cell office:value-type="string">
            <text:p>pescaratmo@virgilio.it</text:p>
          </table:table-cell>
          <table:table-cell office:value-type="string">
            <text:p>Ospedale Civile Department of Hematology Fonte Romana 8 65125 Pescara</text:p>
          </table:table-cell>
          <table:table-cell table:number-columns-repeated="1021"/>
        </table:table-row>
        <table:table-row table:style-name="ro1">
          <table:table-cell office:value-type="string">
            <text:p>Hospital Guglielmo da Saliceto Oncology and Hemato</text:p>
          </table:table-cell>
          <table:table-cell office:value-type="string">
            <text:p>l.cavanna@ausl.pc.it</text:p>
          </table:table-cell>
          <table:table-cell office:value-type="string">
            <text:p>Hospital Guglielmo da Saliceto Oncology and Hematology Department Via Taverna 49 29100 Piacenza</text:p>
          </table:table-cell>
          <table:table-cell table:number-columns-repeated="1021"/>
        </table:table-row>
        <table:table-row table:style-name="ro1">
          <table:table-cell office:value-type="string">
            <text:p>Unità Operativa Oncoematologia Pediatrica Azienda </text:p>
          </table:table-cell>
          <table:table-cell office:value-type="string">
            <text:p>c.favre@med.unipi.it</text:p>
          </table:table-cell>
          <table:table-cell office:value-type="string">
            <text:p>Unità Operativa Oncoematologia Pediatrica Azienda Ospedaliera Universitaria Pisa via Rome, 67 56100 Pisa</text:p>
          </table:table-cell>
          <table:table-cell table:number-columns-repeated="1021"/>
        </table:table-row>
        <table:table-row table:style-name="ro1">
          <table:table-cell office:value-type="string">
            <text:p>Unità Operativa Ematologia Azienda Ospedaliero Uni</text:p>
          </table:table-cell>
          <table:table-cell office:value-type="string">
            <text:p>mario.petrini@med.unipi.it</text:p>
          </table:table-cell>
          <table:table-cell office:value-type="string">
            <text:p>Unità Operativa Ematologia Azienda Ospedaliero Universitaria Pisana Via Roma 67 56126 Pisa</text:p>
          </table:table-cell>
          <table:table-cell table:number-columns-repeated="1021"/>
        </table:table-row>
        <table:table-row table:style-name="ro1">
          <table:table-cell office:value-type="string">
            <text:p>Ospedale San Carlo Dip. Ematologia via Potito Petr</text:p>
          </table:table-cell>
          <table:table-cell office:value-type="string">
            <text:p>ematologia.trapianto@ospedalesancarlo.it</text:p>
          </table:table-cell>
          <table:table-cell office:value-type="string">
            <text:p>Ospedale San Carlo Dip. Ematologia via Potito Petrone 85100 Potenza</text:p>
          </table:table-cell>
          <table:table-cell table:number-columns-repeated="1021"/>
        </table:table-row>
        <table:table-row table:style-name="ro1">
          <table:table-cell office:value-type="string">
            <text:p>Ospedale Civile Oncology- Hematology Department Vi</text:p>
          </table:table-cell>
          <table:table-cell office:value-type="string">
            <text:p>e.zuffa@ausl.ra.it</text:p>
          </table:table-cell>
          <table:table-cell office:value-type="string">
            <text:p>Ospedale Civile Oncology- Hematology Department Viale Randi 5 48100 Ravenna</text:p>
          </table:table-cell>
          <table:table-cell table:number-columns-repeated="1021"/>
        </table:table-row>
        <table:table-row table:style-name="ro1">
          <table:table-cell office:value-type="string">
            <text:p>Azienda Ospedaliera Centro Unico Regionale Trapian</text:p>
          </table:table-cell>
          <table:table-cell office:value-type="string">
            <text:p>irrera1959@libero.it</text:p>
          </table:table-cell>
          <table:table-cell office:value-type="string">
            <text:p>Azienda Ospedaliera Centro Unico Regionale Trapianti Alberto Neri Bianchi- Melacrino- Morelli 89100 Reggio Calabria</text:p>
          </table:table-cell>
          <table:table-cell table:number-columns-repeated="1021"/>
        </table:table-row>
        <table:table-row table:style-name="ro1">
          <table:table-cell office:value-type="string">
            <text:p>Arcispedale S. Maria Nuova Unita Operativa Ematolo</text:p>
          </table:table-cell>
          <table:table-cell office:value-type="string">
            <text:p>merli.francesco@asmn.re.it)</text:p>
          </table:table-cell>
          <table:table-cell office:value-type="string">
            <text:p>Arcispedale S. Maria Nuova Unita Operativa Ematologia Viale Risorgimento Reggio Emilia</text:p>
          </table:table-cell>
          <table:table-cell table:number-columns-repeated="1021"/>
        </table:table-row>
        <table:table-row table:style-name="ro1">
          <table:table-cell office:value-type="string">
            <text:p>Hematology&amp;amp; SCT Unit Instituto Ricoveroe Curaa</text:p>
          </table:table-cell>
          <table:table-cell office:value-type="string">
            <text:p>p.musto@crob.it</text:p>
          </table:table-cell>
          <table:table-cell office:value-type="string">
            <text:p>Hematology&amp;amp; SCT Unit Instituto Ricoveroe Curaa Carattere Scientifico Centro Riferimento Oncologicodella Basilicata Via Padre Pio, 1 PZ-85028 Rionero In Vulture</text:p>
          </table:table-cell>
          <table:table-cell table:number-columns-repeated="1021"/>
        </table:table-row>
        <table:table-row table:style-name="ro1">
          <table:table-cell office:value-type="string">
            <text:p>Univ. La Sapienza Dip. Biotecnologie Cellulari ed </text:p>
          </table:table-cell>
          <table:table-cell office:value-type="string">
            <text:p>232@bce.uniroma1.it</text:p>
          </table:table-cell>
          <table:table-cell office:value-type="string">
            <text:p>Univ. La Sapienza Dip. Biotecnologie Cellulari ed Ematologia via Benevento 600161 Rome</text:p>
          </table:table-cell>
          <table:table-cell table:number-columns-repeated="1021"/>
        </table:table-row>
        <table:table-row table:style-name="ro1">
          <table:table-cell office:value-type="string">
            <text:p>Ospedale S. Camillo Haematology SCT Unit Padiglion</text:p>
          </table:table-cell>
          <table:table-cell office:value-type="string">
            <text:p>imajolino@scamilloforlanini.rm.it</text:p>
          </table:table-cell>
          <table:table-cell office:value-type="string">
            <text:p>Ospedale S. Camillo Haematology SCT Unit Padiglione Cesalpino Circonvallazione Gianicolense 87 00152 Roma</text:p>
          </table:table-cell>
          <table:table-cell table:number-columns-repeated="1021"/>
        </table:table-row>
        <table:table-row table:style-name="ro1">
          <table:table-cell office:value-type="string">
            <text:p>Università Cattolica S. Cuore Istitutodi Ematologi</text:p>
          </table:table-cell>
          <table:table-cell office:value-type="string">
            <text:p>emacat@rm.unicatt.it</text:p>
          </table:table-cell>
          <table:table-cell office:value-type="string">
            <text:p>Università Cattolica S. Cuore Istitutodi Ematologia Ematologia Largo Gemelli 8 00168 Roma</text:p>
          </table:table-cell>
          <table:table-cell table:number-columns-repeated="1021"/>
        </table:table-row>
        <table:table-row table:style-name="ro1">
          <table:table-cell office:value-type="string">
            <text:p>International Center for Transplantationin Thalass</text:p>
          </table:table-cell>
          <table:table-cell office:value-type="string">
            <text:p>j.gaziev@fondazioneime.org</text:p>
          </table:table-cell>
          <table:table-cell office:value-type="string">
            <text:p>International Center for Transplantationin Thalassemiaand Sickle Cell Anemia Fondazione IME- Policlinico Tor Vergata Viale Oxford, 81 00133 Roma</text:p>
          </table:table-cell>
          <table:table-cell table:number-columns-repeated="1021"/>
        </table:table-row>
        <table:table-row table:style-name="ro1">
          <table:table-cell office:value-type="string">
            <text:p>Transplant Network ¨Tor Vergata¨ University of Rom</text:p>
          </table:table-cell>
          <table:table-cell office:value-type="string">
            <text:p>william.arcese@ptvonline.it</text:p>
          </table:table-cell>
          <table:table-cell office:value-type="string">
            <text:p>Transplant Network ¨Tor Vergata¨ University of Rome Stem Cell Transplant Unit Policlinico Universitàrio Tor Vergata Viale Oxford 81 00133 Roma</text:p>
          </table:table-cell>
          <table:table-cell table:number-columns-repeated="1021"/>
        </table:table-row>
        <table:table-row table:style-name="ro1">
          <table:table-cell office:value-type="string">
            <text:p>Sant Eugenio Hospital Divisionof Hematology P.lede</text:p>
          </table:table-cell>
          <table:table-cell office:value-type="string">
            <text:p>paolo.de.fabritiis@uniroma2.it</text:p>
          </table:table-cell>
          <table:table-cell office:value-type="string">
            <text:p>Sant Eugenio Hospital Divisionof Hematology P.ledell Umanesimo, 10 00144 Roma</text:p>
          </table:table-cell>
          <table:table-cell table:number-columns-repeated="1021"/>
        </table:table-row>
        <table:table-row table:style-name="ro1">
          <table:table-cell office:value-type="string">
            <text:p>Rome Transplant Network Campus Biomedico Universit</text:p>
          </table:table-cell>
          <table:table-cell office:value-type="string">
            <text:p>g.avvisati@unicampus.it</text:p>
          </table:table-cell>
          <table:table-cell office:value-type="string">
            <text:p>Rome Transplant Network Campus Biomedico University Division of Hematology Via Alvarodel Portillo, 200 Roma</text:p>
          </table:table-cell>
          <table:table-cell table:number-columns-repeated="1021"/>
        </table:table-row>
        <table:table-row table:style-name="ro1">
          <table:table-cell office:value-type="string">
            <text:p>Regina Elena Cancer Institute Hematology- Clinical</text:p>
          </table:table-cell>
          <table:table-cell office:value-type="string">
            <text:p>mcpetti@ifo.it</text:p>
          </table:table-cell>
          <table:table-cell office:value-type="string">
            <text:p>Regina Elena Cancer Institute Hematology- Clinical Oncology Via Elio Chianesi, 53 00128 Roma</text:p>
          </table:table-cell>
          <table:table-cell table:number-columns-repeated="1021"/>
        </table:table-row>
        <table:table-row table:style-name="ro1">
          <table:table-cell office:value-type="string">
            <text:p>Università ¨La Sapienza¨ Il Facoltà di Medicina U.</text:p>
          </table:table-cell>
          <table:table-cell office:value-type="string">
            <text:p>enri954@libero.it</text:p>
          </table:table-cell>
          <table:table-cell office:value-type="string">
            <text:p>Università ¨La Sapienza¨ Il Facoltà di Medicina U. O. C Ematologia A. O. S. Andrea Via di Grottarossa 1035 00185 Roma</text:p>
          </table:table-cell>
          <table:table-cell table:number-columns-repeated="1021"/>
        </table:table-row>
        <table:table-row table:style-name="ro1">
          <table:table-cell office:value-type="string">
            <text:p>Haematology Unit San Giovanni- Addolorata Hospital</text:p>
          </table:table-cell>
          <table:table-cell office:value-type="string">
            <text:p>lannino@hsangiovanni.roma.it</text:p>
          </table:table-cell>
          <table:table-cell office:value-type="string">
            <text:p>Haematology Unit San Giovanni- Addolorata Hospital Via Amba Aradam, 80 00184 Rome</text:p>
          </table:table-cell>
          <table:table-cell table:number-columns-repeated="1021"/>
        </table:table-row>
        <table:table-row table:style-name="ro1">
          <table:table-cell office:value-type="string">
            <text:p>IRRCS Ospedale Pediatrico Bambino Gesù Piazza S. O</text:p>
          </table:table-cell>
          <table:table-cell office:value-type="string">
            <text:p>franco.locatelli@opbg.net</text:p>
          </table:table-cell>
          <table:table-cell office:value-type="string">
            <text:p>IRRCS Ospedale Pediatrico Bambino Gesù Piazza S. Onofrio, 4 00165 Rome</text:p>
          </table:table-cell>
          <table:table-cell table:number-columns-repeated="1021"/>
        </table:table-row>
        <table:table-row table:style-name="ro1">
          <table:table-cell office:value-type="string">
            <text:p>Medical School University of Salerno AOU San Giova</text:p>
          </table:table-cell>
          <table:table-cell office:value-type="string">
            <text:p>cselleri@unisa.it</text:p>
          </table:table-cell>
          <table:table-cell office:value-type="string">
            <text:p>Medical School University of Salerno AOU San Giovannidi Dio e Ruggi D´ Aragona Hospital Hematologyand Hematopoietic SCT Center Largo Cittàd´ Ippocrate 84131 Salerno</text:p>
          </table:table-cell>
          <table:table-cell table:number-columns-repeated="1021"/>
        </table:table-row>
        <table:table-row table:style-name="ro1">
          <table:table-cell office:value-type="string">
            <text:p>IRCCS, Casa Sollievo della Sofferenza Unit of Hema</text:p>
          </table:table-cell>
          <table:table-cell office:value-type="string">
            <text:p>ematologia@operapadrepio.it</text:p>
          </table:table-cell>
          <table:table-cell office:value-type="string">
            <text:p>IRCCS, Casa Sollievo della Sofferenza Unit of Hematologyand Bone Marrow Transplantation Viale Capuccini 86 71013 (FG) San Giovanni Rotondo</text:p>
          </table:table-cell>
          <table:table-cell table:number-columns-repeated="1021"/>
        </table:table-row>
        <table:table-row table:style-name="ro1">
          <table:table-cell office:value-type="string">
            <text:p>Istituto Di Ematologia Università Di Sassari Viale</text:p>
          </table:table-cell>
          <table:table-cell office:value-type="string">
            <text:p>podda@uniss.it</text:p>
          </table:table-cell>
          <table:table-cell office:value-type="string">
            <text:p>Istituto Di Ematologia Università Di Sassari Viale San Pietro 12 07100 Sassari</text:p>
          </table:table-cell>
          <table:table-cell table:number-columns-repeated="1021"/>
        </table:table-row>
        <table:table-row table:style-name="ro1">
          <table:table-cell office:value-type="string">
            <text:p>U.O.S.A Centro Trapianti e Terapia Cellulare Azien</text:p>
          </table:table-cell>
          <table:table-cell office:value-type="string">
            <text:p>g.marotta@ao-siena.toscana.it</text:p>
          </table:table-cell>
          <table:table-cell office:value-type="string">
            <text:p>U.O.S.A Centro Trapianti e Terapia Cellulare Azienda Ospedaliera Universitaria Senese Policlinico S. Mariaalle Scotte Viale Bracci, 16 53100 Siena</text:p>
          </table:table-cell>
          <table:table-cell table:number-columns-repeated="1021"/>
        </table:table-row>
        <table:table-row table:style-name="ro1">
          <table:table-cell office:value-type="string">
            <text:p>Ospedale Nord Institute of Haematology Strada Mart</text:p>
          </table:table-cell>
          <table:table-cell office:value-type="string">
            <text:p>ematologia.taranto@tin.it</text:p>
          </table:table-cell>
          <table:table-cell office:value-type="string">
            <text:p>Ospedale Nord Institute of Haematology Strada Martinafranca 74100 Taranto</text:p>
          </table:table-cell>
          <table:table-cell table:number-columns-repeated="1021"/>
        </table:table-row>
        <table:table-row table:style-name="ro1">
          <table:table-cell office:value-type="string">
            <text:p>S.S.C.V.D Trapiantodi Cellule Staminali Ospedale U</text:p>
          </table:table-cell>
          <table:table-cell office:value-type="string">
            <text:p>faldam@yahoo.com</text:p>
          </table:table-cell>
          <table:table-cell office:value-type="string">
            <text:p>S.S.C.V.D Trapiantodi Cellule Staminali Ospedale Universitaria San Giovanni Battista Corso Bramante 88 10126 Torino</text:p>
          </table:table-cell>
          <table:table-cell table:number-columns-repeated="1021"/>
        </table:table-row>
        <table:table-row table:style-name="ro1">
          <table:table-cell office:value-type="string">
            <text:p>Onco-Ematologia Pediatrica Centro Trapianti Cellul</text:p>
          </table:table-cell>
          <table:table-cell office:value-type="string">
            <text:p>franca.fagioli@unito.it</text:p>
          </table:table-cell>
          <table:table-cell office:value-type="string">
            <text:p>Onco-Ematologia Pediatrica Centro Trapianti Cellule Staminali Ospedale Infantile Regina Margherita Piazza Polonia 94 10126 Torino</text:p>
          </table:table-cell>
          <table:table-cell table:number-columns-repeated="1021"/>
        </table:table-row>
        <table:table-row table:style-name="ro1">
          <table:table-cell office:value-type="string">
            <text:p>Cattedra di Oncologia Medica Istituto per la Ricer</text:p>
          </table:table-cell>
          <table:table-cell office:value-type="string">
            <text:p>massimo.aglietta@ircc.it</text:p>
          </table:table-cell>
          <table:table-cell office:value-type="string">
            <text:p>Cattedra di Oncologia Medica Istituto per la Ricercaela Cura del Cancro Strada Provinciale 142 10060 Candiolo Torino</text:p>
          </table:table-cell>
          <table:table-cell table:number-columns-repeated="1021"/>
        </table:table-row>
        <table:table-row table:style-name="ro1">
          <table:table-cell office:value-type="string">
            <text:p>Università di Torino Ospedale San Luigi Orbassano </text:p>
          </table:table-cell>
          <table:table-cell office:value-type="string">
            <text:p>saglio@csi.it</text:p>
          </table:table-cell>
          <table:table-cell office:value-type="string">
            <text:p>Università di Torino Ospedale San Luigi Orbassano Medicina Interna IISEZ5 A 10043 Orbassano Torino</text:p>
          </table:table-cell>
          <table:table-cell table:number-columns-repeated="1021"/>
        </table:table-row>
        <table:table-row table:style-name="ro1">
          <table:table-cell office:value-type="string">
            <text:p>Azienda Ospedaliera Ordine Mauriziano- Umberto Ian</text:p>
          </table:table-cell>
          <table:table-cell office:value-type="string">
            <text:p>corrado.tarella@unito.it</text:p>
          </table:table-cell>
          <table:table-cell office:value-type="string">
            <text:p>Azienda Ospedaliera Ordine Mauriziano- Umberto Iand Università di Torino S. C. D. U Ematologia e Terapie Cellulari L.go Turati 62 10128 Torino</text:p>
          </table:table-cell>
          <table:table-cell table:number-columns-repeated="1021"/>
        </table:table-row>
        <table:table-row table:style-name="ro1">
          <table:table-cell office:value-type="string">
            <text:p>Presidio Ospedaliero Treviso Unità Operativa di Em</text:p>
          </table:table-cell>
          <table:table-cell office:value-type="string">
            <text:p>segematologiatv@ulss.tv.it</text:p>
          </table:table-cell>
          <table:table-cell office:value-type="string">
            <text:p>Presidio Ospedaliero Treviso Unità Operativa di Ematologia Dipartimento di Medicina Piazza Ospedale, 1 31100 Treviso</text:p>
          </table:table-cell>
          <table:table-cell table:number-columns-repeated="1021"/>
        </table:table-row>
        <table:table-row table:style-name="ro1">
          <table:table-cell office:value-type="string">
            <text:p>Ospedale C. Panico Ematologia Via S. Pio X, 4 7303</text:p>
          </table:table-cell>
          <table:table-cell office:value-type="string">
            <text:p>salentoematolgia@piafondazionepanico.it</text:p>
          </table:table-cell>
          <table:table-cell office:value-type="string">
            <text:p>Ospedale C. Panico Ematologia Via S. Pio X, 4 73039 Tricase (Lecce)</text:p>
          </table:table-cell>
          <table:table-cell table:number-columns-repeated="1021"/>
        </table:table-row>
        <table:table-row table:style-name="ro1">
          <table:table-cell office:value-type="string">
            <text:p>Istituto perl'infanzia IRCCS Burlo Garofolo Centro</text:p>
          </table:table-cell>
          <table:table-cell office:value-type="string">
            <text:p>maximova@burlo.trieste.it</text:p>
          </table:table-cell>
          <table:table-cell office:value-type="string">
            <text:p>Istituto perl'infanzia IRCCS Burlo Garofolo Centro Trapianti Clinica Pediatrica Via Dell Istria 65/134137 Trieste</text:p>
          </table:table-cell>
          <table:table-cell table:number-columns-repeated="1021"/>
        </table:table-row>
        <table:table-row table:style-name="ro1">
          <table:table-cell office:value-type="string">
            <text:p>Azienda Ospedaliera Università di Udine Division o</text:p>
          </table:table-cell>
          <table:table-cell office:value-type="string">
            <text:p>ematologia@uniud.it</text:p>
          </table:table-cell>
          <table:table-cell office:value-type="string">
            <text:p>Azienda Ospedaliera Università di Udine Division of Hematology P.le S. Mariadella Misericordia 33100 Udine</text:p>
          </table:table-cell>
          <table:table-cell table:number-columns-repeated="1021"/>
        </table:table-row>
        <table:table-row table:style-name="ro1">
          <table:table-cell office:value-type="string">
            <text:p>Ospedale Civile SS. Giovannie Paolo - Dipartimento</text:p>
          </table:table-cell>
          <table:table-cell office:value-type="string">
            <text:p>ocve.ematologia@ulss12.ve.it</text:p>
          </table:table-cell>
          <table:table-cell office:value-type="string">
            <text:p>Ospedale Civile SS. Giovannie Paolo - Dipartimento di Ematologia e Oncologia - Castello 6698/b30123 Venezia</text:p>
          </table:table-cell>
          <table:table-cell table:number-columns-repeated="1021"/>
        </table:table-row>
        <table:table-row table:style-name="ro1">
          <table:table-cell office:value-type="string">
            <text:p>Verbania Hospital Oncologia Via Crocetta 28925 Ver</text:p>
          </table:table-cell>
          <table:table-cell office:value-type="string">
            <text:p>oncovco@hotmail.com</text:p>
          </table:table-cell>
          <table:table-cell office:value-type="string">
            <text:p>Verbania Hospital Oncologia Via Crocetta 28925 Verbania</text:p>
          </table:table-cell>
          <table:table-cell table:number-columns-repeated="1021"/>
        </table:table-row>
        <table:table-row table:style-name="ro1">
          <table:table-cell office:value-type="string">
            <text:p>S. Andrea - Dipartimento di Ematologia e Oncologia</text:p>
          </table:table-cell>
          <table:table-cell office:value-type="string">
            <text:p>albemail@libero.it</text:p>
          </table:table-cell>
          <table:table-cell office:value-type="string">
            <text:p>S. Andrea - Dipartimento di Ematologia e Oncologia - C.so Abbiate 21 13100 Vercelli</text:p>
          </table:table-cell>
          <table:table-cell table:number-columns-repeated="1021"/>
        </table:table-row>
        <table:table-row table:style-name="ro1">
          <table:table-cell office:value-type="string">
            <text:p>Policlinico G. B. Rossi Divisione di Ematologia, U</text:p>
          </table:table-cell>
          <table:table-cell office:value-type="string">
            <text:p>fabio.benedetti@univr.it</text:p>
          </table:table-cell>
          <table:table-cell office:value-type="string">
            <text:p>Policlinico G. B. Rossi Divisione di Ematologia, Unità di TMO Piazzale L. A. Scuro, 10 37134 Verona</text:p>
          </table:table-cell>
          <table:table-cell table:number-columns-repeated="1021"/>
        </table:table-row>
        <table:table-row table:style-name="ro1">
          <table:table-cell office:value-type="string">
            <text:p>Dipartimento di Ematologia e Oncologia pediatrica </text:p>
          </table:table-cell>
          <table:table-cell office:value-type="string">
            <text:p>simone.cesaro@ospedaleuniverona.it</text:p>
          </table:table-cell>
          <table:table-cell office:value-type="string">
            <text:p>Dipartimento di Ematologia e Oncologia pediatrica Policlinico G. B. Rossi Piazzale L. A. Scuro, 10 37134 Verona</text:p>
          </table:table-cell>
          <table:table-cell table:number-columns-repeated="1021"/>
        </table:table-row>
        <table:table-row table:style-name="ro1">
          <table:table-cell office:value-type="string">
            <text:p>Dipertimento di Ematologia e Oncologia Policlinico</text:p>
          </table:table-cell>
          <table:table-cell office:value-type="string">
            <text:p>simone.cesaro@ospedaleuniverona.it</text:p>
          </table:table-cell>
          <table:table-cell office:value-type="string">
            <text:p>Dipertimento di Ematologia e Oncologia Policlinico G. B. Rossi Piazzale L. A. Scuro, 10 37134 Verona</text:p>
          </table:table-cell>
          <table:table-cell table:number-columns-repeated="1021"/>
        </table:table-row>
        <table:table-row table:style-name="ro1">
          <table:table-cell office:value-type="string">
            <text:p>Istituto Oncologico Del Mediterraneo Auto BMT Unit</text:p>
          </table:table-cell>
          <table:table-cell office:value-type="string">
            <text:p>iom.ebmt@virgilio.it</text:p>
          </table:table-cell>
          <table:table-cell office:value-type="string">
            <text:p>Istituto Oncologico Del Mediterraneo Auto BMT Unit Via Penninazzo 7 95028 Viagrande</text:p>
          </table:table-cell>
          <table:table-cell table:number-columns-repeated="1021"/>
        </table:table-row>
        <table:table-row table:style-name="ro1">
          <table:table-cell office:value-type="string">
            <text:p>S. Bortolo Hospital Dipartimento di Ematologia Via</text:p>
          </table:table-cell>
          <table:table-cell office:value-type="string">
            <text:p>raimondi@hemato.ven.it</text:p>
          </table:table-cell>
          <table:table-cell office:value-type="string">
            <text:p>S. Bortolo Hospital Dipartimento di Ematologia Via Rodolfi 37 36100 Vicenza</text:p>
          </table:table-cell>
          <table:table-cell table:number-columns-repeated="1021"/>
        </table:table-row>
        <table:table-row table:style-name="ro1">
          <table:table-cell office:value-type="string">
            <text:p>ASL Viterbo Polo Ospedaliero Centrale Haematology </text:p>
          </table:table-cell>
          <table:table-cell office:value-type="string">
            <text:p>emat.mon@asl.vt.it</text:p>
          </table:table-cell>
          <table:table-cell office:value-type="string">
            <text:p>ASL Viterbo Polo Ospedaliero Centrale Haematology Department Viadell Ospedale, 17 Ronciglione 01037 Viterbo</text:p>
          </table:table-cell>
          <table:table-cell table:number-columns-repeated="1021"/>
        </table:table-row>
        <table:table-row table:style-name="ro1" table:number-rows-repeated="65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/04/2013</text:date>, <text:time>18.21.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17nvgcbbpbtco17jjncjocn4" style:display-name="PageStyle_p17nvgcbbpbtco17jjncjocn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12T17:11:22</meta:creation-date>
    <dc:date>2013-04-12T18:21:18</dc:date>
    <meta:document-statistic meta:table-count="1" meta:cell-count="338" meta:object-count="0"/>
    <meta:generator>NeoOffice/3.0.2$Unix OpenOffice.org_project/Patch 0</meta:generator>
  </office:meta>
</office:document-meta>
</file>